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ly Family 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eptember 30, 2016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mprovements did you make last week?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chanical Advant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4" text:id="id4">We have the balls going down</text:p>
              </text:list-item>
              <text:list-item>
                <text:p xml:id="id5" text:id="id5">Time to get them to the top of the ramp</text:p>
              </text:list-item>
              <text:list-item>
                <text:p xml:id="id6" text:id="id6">How: <text:s/>Use mechanical advantage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me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8" text:id="id8">Greek mathematician &amp; engineer</text:p>
              </text:list-item>
              <text:list-item>
                <text:p xml:id="id9" text:id="id9">“Give me a lever long enough and a fulcrum on which to place it, and I shall move the world.”</text:p>
              </text:list-item>
              <text:list-item>
                <text:p xml:id="id10" text:id="id10">Read more at: <text:a xlink:href="http://www.brainyquote.com/quotes/quotes/a/archimedes101761.html" xlink:type="simple">http://www.brainyquote.com/quotes/quotes/a/archimedes101761.html</text:a></text:p>
              </text:list-item>
            </text:list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lley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2" text:id="id12">A type of lever</text:p>
              </text:list-item>
              <text:list-item>
                <text:p xml:id="id13" text:id="id13">The center of the pulley is a fulcrum</text:p>
              </text:list-item>
              <text:list-item>
                <text:p xml:id="id14" text:id="id14">Combine many pulleys to decrease the load and increase the length of pull</text:p>
              </text:list-item>
            </text:list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day’s objec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6" text:id="id16">Create a single pulley system to lift the tennis ball</text:p>
              </text:list-item>
              <text:list-item>
                <text:p xml:id="id17" text:id="id17">Use water in a bottle as the lifting weight</text:p>
              </text:list-item>
              <text:list-item>
                <text:p xml:id="id18" text:id="id18">Start with a small amount of water &amp; add until the tennis ball is lifted to the top of the ramp</text:p>
              </text:list-item>
              <text:list-item>
                <text:p xml:id="id19" text:id="id19">If time allows, add a second pulley &amp; pour ½ the water out of the bottle</text:p>
              </text:list-item>
            </text:list>
          </draw:text-box>
        </draw:frame>
        <anim:par presentation:node-type="timing-root">
          <anim:par smil:begin="id15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 Dunaway</meta:initial-creator>
    <meta:creation-date>2016-09-29T18:29:50.063118000</meta:creation-date>
    <dc:date>2016-09-29T21:22:23.491000000</dc:date>
    <meta:editing-duration>PT43M34S</meta:editing-duration>
    <meta:editing-cycles>10</meta:editing-cycles>
    <meta:generator>LibreOffice/5.2.0.4$Windows_x86 LibreOffice_project/066b007f5ebcc236395c7d282ba488bca6720265</meta:generator>
    <meta:document-statistic meta:object-count="45"/>
  </office:meta>
</office:document-meta>
</file>